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Info.getMixi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.getNode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.NodeInfo( Name name , Name nodeTypeName , Name [ ] mixinNames ,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